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4e7" officeooo:paragraph-rsid="001b04e7"/>
    </style:style>
    <style:style style:name="P2" style:family="paragraph" style:parent-style-name="Standard" style:list-style-name="L2">
      <style:text-properties officeooo:rsid="001b04e7" officeooo:paragraph-rsid="001b04e7"/>
    </style:style>
    <style:style style:name="P3" style:family="paragraph" style:parent-style-name="Standard">
      <style:text-properties fo:font-weight="bold" officeooo:rsid="001b04e7" officeooo:paragraph-rsid="001b04e7" style:font-weight-asian="bold" style:font-weight-complex="bold"/>
    </style:style>
    <style:style style:name="P4" style:family="paragraph" style:parent-style-name="Standard">
      <style:text-properties fo:font-weight="bold" officeooo:rsid="001faefc" officeooo:paragraph-rsid="001faefc" style:font-weight-asian="bold" style:font-weight-complex="bold"/>
    </style:style>
    <style:style style:name="P5" style:family="paragraph" style:parent-style-name="Standard">
      <style:text-properties fo:font-weight="bold" officeooo:rsid="002234a5" officeooo:paragraph-rsid="002234a5" style:font-weight-asian="bold" style:font-weight-complex="bold"/>
    </style:style>
    <style:style style:name="P6" style:family="paragraph" style:parent-style-name="Standard">
      <style:text-properties fo:font-weight="bold" officeooo:rsid="00251d2b" officeooo:paragraph-rsid="00251d2b" style:font-weight-asian="bold" style:font-weight-complex="bold"/>
    </style:style>
    <style:style style:name="P7" style:family="paragraph" style:parent-style-name="Standard">
      <style:text-properties fo:font-weight="bold" officeooo:rsid="00273cfe" officeooo:paragraph-rsid="00273cfe" style:font-weight-asian="bold" style:font-weight-complex="bold"/>
    </style:style>
    <style:style style:name="P8" style:family="paragraph" style:parent-style-name="Standard" style:list-style-name="L2">
      <style:text-properties officeooo:rsid="001c85ac" officeooo:paragraph-rsid="001c85ac"/>
    </style:style>
    <style:style style:name="P9" style:family="paragraph" style:parent-style-name="Standard">
      <style:text-properties officeooo:rsid="001c85ac" officeooo:paragraph-rsid="001c85ac"/>
    </style:style>
    <style:style style:name="P10" style:family="paragraph" style:parent-style-name="Standard">
      <style:text-properties officeooo:rsid="001faefc" officeooo:paragraph-rsid="001faefc"/>
    </style:style>
    <style:style style:name="P11" style:family="paragraph" style:parent-style-name="Standard">
      <style:text-properties officeooo:rsid="001faefc" officeooo:paragraph-rsid="0025f993"/>
    </style:style>
    <style:style style:name="P12" style:family="paragraph" style:parent-style-name="Standard">
      <style:text-properties officeooo:rsid="002234a5" officeooo:paragraph-rsid="002234a5"/>
    </style:style>
    <style:style style:name="P13" style:family="paragraph" style:parent-style-name="Standard" style:list-style-name="L3">
      <style:text-properties officeooo:rsid="002234a5" officeooo:paragraph-rsid="002234a5"/>
    </style:style>
    <style:style style:name="P14" style:family="paragraph" style:parent-style-name="Standard">
      <style:text-properties officeooo:rsid="00232890" officeooo:paragraph-rsid="00232890"/>
    </style:style>
    <style:style style:name="P15" style:family="paragraph" style:parent-style-name="Standard">
      <style:text-properties officeooo:rsid="0025f993" officeooo:paragraph-rsid="0025f993"/>
    </style:style>
    <style:style style:name="P16" style:family="paragraph" style:parent-style-name="Standard" style:list-style-name="L4">
      <style:text-properties officeooo:rsid="0025f993" officeooo:paragraph-rsid="0025f993"/>
    </style:style>
    <style:style style:name="P17" style:family="paragraph" style:parent-style-name="Standard">
      <style:text-properties officeooo:rsid="00273cfe" officeooo:paragraph-rsid="00273cfe"/>
    </style:style>
    <style:style style:name="P18" style:family="paragraph" style:parent-style-name="Standard">
      <style:text-properties officeooo:rsid="002b40ad" officeooo:paragraph-rsid="002b40ad"/>
    </style:style>
    <style:style style:name="T1" style:family="text">
      <style:text-properties officeooo:rsid="001e782c"/>
    </style:style>
    <style:style style:name="T2" style:family="text">
      <style:text-properties officeooo:rsid="002234a5"/>
    </style:style>
    <style:style style:name="T3" style:family="text">
      <style:text-properties officeooo:rsid="0025f9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Какое изображение называется видом? Изобразите расположение основных видов.</text:p>
      <text:p text:style-name="P1">Вид — изображение обращенной к наблюдателю видимой поверхности предмета. Виды подразделяют на основные, местные и дополнительные. Основной вид <text:s/>- виды, полученные на основных плоскостях проектирования.</text:p>
      <text:p text:style-name="P1"/>
      <text:p text:style-name="P3">2. Свойства прямоугольного проецирования.</text:p>
      <text:list xml:id="list2408954806406293267" text:style-name="L2">
        <text:list-item>
          <text:p text:style-name="P2">Точка проецируется в точку</text:p>
        </text:list-item>
        <text:list-item>
          <text:p text:style-name="P2">Прямая проецируется в прямую</text:p>
        </text:list-item>
        <text:list-item>
          <text:p text:style-name="P2">Прямые, перпендикулярные к плоскости проекций, называются проецирующими. Точки, расположенные на одном проецирующем луче, называются конкурирующими точками.</text:p>
        </text:list-item>
        <text:list-item>
          <text:p text:style-name="P2">Если точка принадлежит прямой, то и проекция точки принадлежит <text:span text:style-name="T1">проекции </text:span>прямой.</text:p>
        </text:list-item>
        <text:list-item>
          <text:p text:style-name="P2">Если прямые параллельны, то и их проекции параллельны.</text:p>
        </text:list-item>
        <text:list-item>
          <text:p text:style-name="P2">Отношение отрезков прямой равно отношению проекций этих отрезков.</text:p>
        </text:list-item>
        <text:list-item>
          <text:p text:style-name="P2">Отношение отрезков параллельных прямых равно отношению этих отрезков</text:p>
        </text:list-item>
        <text:list-item>
          <text:p text:style-name="P8">Проекции отрезка не могут быть больше самого отрезка.</text:p>
        </text:list-item>
      </text:list>
      <text:p text:style-name="P9"/>
      <text:p text:style-name="P4">3. Какие изображения называют разрезом? В каких случаях не указывают положение секущей плоскости при выполнении разреза?</text:p>
      <text:p text:style-name="P10">Разрез — это изображение предмета мысленно рассеченного плоскостью (или несколькими плоскостями). <text:span text:style-name="T2">Р</text:span>азрез показывает все, что расположенно за плоскостью сечения и в самой плоскости.</text:p>
      <text:p text:style-name="P10">Когда секущая плоскость совпадает с плоскостью симметрии предмета в целом, а соответствующие изображения расположены в непосредственной проекционной связи и не разделены какими-либо другими изображениями, положение секущей не отмечают и разрез надписью не сопровождают.</text:p>
      <text:p text:style-name="P10"/>
      <text:p text:style-name="P5">4. Какие конические сечения Вы знаете? При каком положении плоскости относительно оси поверхности конуса сечением является эллипс? Приведите пример.</text:p>
      <text:p text:style-name="P12">Конические сечения:</text:p>
      <text:list xml:id="list4480642073108585184" text:style-name="L3">
        <text:list-item>
          <text:p text:style-name="P13">Эллипс(a &lt; b)</text:p>
        </text:list-item>
        <text:list-item>
          <text:p text:style-name="P13">Окружность</text:p>
        </text:list-item>
        <text:list-item>
          <text:p text:style-name="P13">Прямые</text:p>
        </text:list-item>
        <text:list-item>
          <text:p text:style-name="P13">Парабола</text:p>
        </text:list-item>
        <text:list-item>
          <text:p text:style-name="P13">Гипербола</text:p>
        </text:list-item>
      </text:list>
      <text:p text:style-name="P14">Секущей является эллипс, если секущая плоскость не параллельна ни одной образующей.</text:p>
      <text:p text:style-name="P14"/>
      <text:p text:style-name="P6">5. <text:span text:style-name="T3">Какое изображение называется разрезом? Как разделяются разрезы в зависимости от числа секущих плоскостей?</text:span></text:p>
      <text:p text:style-name="P11">Разрез — это изображение предмета мысленно рассеченного плоскостью (или несколькими плоскостями). <text:span text:style-name="T2">Р</text:span>азрез показывает все, что расположенно за плоскостью сечения и в самой плоскости.</text:p>
      <text:p text:style-name="P15">Разрезы разделяются в зависимости от числа секущих плоскостей:</text:p>
      <text:list xml:id="list8043357003228044469" text:style-name="L4">
        <text:list-item>
          <text:p text:style-name="P16">Простые — при одной секущей плоскости</text:p>
        </text:list-item>
        <text:list-item>
          <text:p text:style-name="P16">Сложные — при нескольких секущих плоскостях</text:p>
        </text:list-item>
      </text:list>
      <text:p text:style-name="P15"/>
      <text:p text:style-name="P7">6. Правило построения проекций точки, принадлежащей плоскости. Приведите пример.</text:p>
      <text:p text:style-name="P17">Для построения точки (проекции точки), принадлежащей плоскости общего положения надо воспользоваться проекцией прямой, принадлежащей плоскости и проходящей через точку. Опускаем перпендикуляр из заданной точки до пересечения с проекцией прямой.</text:p>
      <text:p text:style-name="P17"/>
      <text:p text:style-name="P18"><text:soft-page-break/>7.Какое изображение называют разрезом? Как называют разрезы, расположенные на видах? Когда разрезы обозначают?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5:20.517538789</meta:creation-date>
    <dc:date>2018-01-11T15:55:27.948448824</dc:date>
    <meta:editing-duration>PT38M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34" meta:character-count="2606" meta:non-whitespace-character-count="2311"/>
  </office:meta>
</office:document-meta>
</file>